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dul docházka</text:h>
      <text:h text:style-name="Heading_20_2" text:outline-level="2">Registrace příchodů a odchodů</text:h>
      <text:p text:style-name="Text_20_body">Při příchodu zaměstnance se příslušný záznam o příchodu uloží do tabulky dochazka_temp. Teprve při odchodu se ukládají záznamy o příchodu (z tempu) a o odchodu (záznam s aktuálním časem) do tabulky dochazka_pruchody.</text:p>
      <text:p text:style-name="Text_20_body">Pokud by existoval při příchodu jiný záznam pro kombinaci zaměstnance a čipu v dochazka_temp, bude tento záznam přesunut do dochazka_error a v tempu bude zase jenom jeden aktuální záznam. Pokud při odchodu neexistuje příslušný příchod (v dochazka_temp ani ručně zapsaný v dochazka_pruchody), bude záznam o odchodu rovněž uložený v dochazka_temp.</text:p>
      <text:p text:style-name="Text_20_body">Pokud je pauza mezi jednotlivými pracovními bloky vyšší než 8 hodin, den směny bude nastaven na aktuální datum. Jinak je den směny převzat ze dne směny příchodu, tedy ze dne příchodu.</text:p>
      <text:p text:style-name="Text_20_body">Aby se docházka zobrazovala správně dny směny, musí být při použití druhého čipu čipováno ještě před půlnocí (bude nastaven správný den směny).</text:p>
      <text:p text:style-name="Text_20_body">Tabulky dochazka_pruchody a dochazka_temp by tak neměly obsahovat nesprávná nebo nekonzistentní data – chyby jsou v dochazka_error.</text:p>
      <text:p text:style-name="Text_20_body"/>
      <text:p text:style-name="Text_20_body"/>
      <text:h text:style-name="Heading_20_2" text:outline-level="2">Přítomní zaměstnanci</text:h>
      <text:p text:style-name="Standard">Pokud bude potřeba zobrazovat přehled zaměstnanců, kteří jsou právě v práci, nestačí data vybrat z relace dochazka_temp. Může se taky stát, že někdo si zapomene zaznamenat na terminálu docházku, včas si to uvědomí a docházka mu bude ještě ten den zapsána ručně. Potom v relaci dochazka_temp není žádný záznam o příchodu, protože ten už je v dochazka_pruchody. Proto bude potřeba mimo dochazka_temp prověřit i relaci dochazka_pruchod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26M11S</meta:editing-duration>
    <meta:editing-cycles>5</meta:editing-cycles>
    <meta:generator>OpenOffice.org/3.2$Win32 OpenOffice.org_project/320m19$Build-9505</meta:generator>
    <dc:date>2012-02-01T10:43:48.93</dc:date>
    <meta:document-statistic meta:table-count="0" meta:image-count="0" meta:object-count="0" meta:page-count="1" meta:paragraph-count="9" meta:word-count="226" meta:character-count="1514"/>
    <meta:user-defined meta:name="Info 1"/>
    <meta:user-defined meta:name="Info 2"/>
    <meta:user-defined meta:name="Info 3"/>
    <meta:user-defined meta:name="Info 4"/>
  </office:meta>
</office:document-meta>
</file>